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83cm"/>
    </style:style>
    <style:style style:name="co2" style:family="table-column">
      <style:table-column-properties fo:break-before="auto" style:column-width="2.083cm"/>
    </style:style>
    <style:style style:name="co3" style:family="table-column">
      <style:table-column-properties fo:break-before="auto" style:column-width="3.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lassifica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MonthsSince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1-10-26" calcext:value-type="date">
            <text:p>2021-10-2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16-03-29" calcext:value-type="date">
            <text:p>2016-03-2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16-05-25" calcext:value-type="date">
            <text:p>2016-05-2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4-10-08" calcext:value-type="date">
            <text:p>2024-10-08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15-11-17" calcext:value-type="date">
            <text:p>2015-11-17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19-01-29" calcext:value-type="date">
            <text:p>2019-01-2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18-11-28" calcext:value-type="date">
            <text:p>2018-11-2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3-11-27" calcext:value-type="date">
            <text:p>2023-11-27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1-08-31" calcext:value-type="date">
            <text:p>2021-08-3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18-01-24" calcext:value-type="date">
            <text:p>2018-01-24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4-07-12" calcext:value-type="date">
            <text:p>2024-07-12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19-03-26" calcext:value-type="date">
            <text:p>2019-03-26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2-06-06" calcext:value-type="date">
            <text:p>2022-06-0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3-01-30" calcext:value-type="date">
            <text:p>2023-01-30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19-01-29" calcext:value-type="date">
            <text:p>2019-01-2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4-06-25" calcext:value-type="date">
            <text:p>2024-06-25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16-05-25" calcext:value-type="date">
            <text:p>2016-05-2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3-10-24" calcext:value-type="date">
            <text:p>2023-10-24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5-02-18" calcext:value-type="date">
            <text:p>2025-02-18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4-10-09" calcext:value-type="date">
            <text:p>2024-10-09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3-12-12" calcext:value-type="date">
            <text:p>2023-12-1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20-06-27" calcext:value-type="date">
            <text:p>2020-06-2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</text:p>
          </table:table-cell>
          <table:table-cell office:value-type="date" office:date-value="2019-12-30" calcext:value-type="date">
            <text:p>2019-12-30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_Sem</text:p>
          </table:table-cell>
          <table:table-cell office:value-type="date" office:date-value="2020-12-16" calcext:value-type="date">
            <text:p>2020-12-16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_Sem</text:p>
          </table:table-cell>
          <table:table-cell office:value-type="date" office:date-value="2017-02-09" calcext:value-type="date">
            <text:p>2017-02-09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_Sem</text:p>
          </table:table-cell>
          <table:table-cell office:value-type="date" office:date-value="2019-09-30" calcext:value-type="date">
            <text:p>2019-09-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_Syn</text:p>
          </table:table-cell>
          <table:table-cell office:value-type="date" office:date-value="2015-10-08" calcext:value-type="date">
            <text:p>2015-10-0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</text:p>
          </table:table-cell>
          <table:table-cell office:value-type="date" office:date-value="2019-01-29" calcext:value-type="date">
            <text:p>2019-01-2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</text:p>
          </table:table-cell>
          <table:table-cell office:value-type="date" office:date-value="2022-07-20" calcext:value-type="date">
            <text:p>2022-07-2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</text:p>
          </table:table-cell>
          <table:table-cell office:value-type="date" office:date-value="2018-01-25" calcext:value-type="date">
            <text:p>2018-01-25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</text:p>
          </table:table-cell>
          <table:table-cell office:value-type="date" office:date-value="2016-07-28" calcext:value-type="date">
            <text:p>2016-07-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3-05-16" calcext:value-type="date">
            <text:p>2023-05-16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1-06-10" calcext:value-type="date">
            <text:p>2021-06-10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9-06-20" calcext:value-type="date">
            <text:p>2019-06-2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7-12-19" calcext:value-type="date">
            <text:p>2017-12-1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1-06-10" calcext:value-type="date">
            <text:p>2021-06-10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8-05-22" calcext:value-type="date">
            <text:p>2018-05-2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8-01-24" calcext:value-type="date">
            <text:p>2018-01-2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4-12-12" calcext:value-type="date">
            <text:p>2024-12-12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8-02-13" calcext:value-type="date">
            <text:p>2018-02-13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8-01-24" calcext:value-type="date">
            <text:p>2018-01-2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8-01-24" calcext:value-type="date">
            <text:p>2018-01-24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4-10-08" calcext:value-type="date">
            <text:p>2024-10-08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1-07-15" calcext:value-type="date">
            <text:p>2021-07-15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1-05-25" calcext:value-type="date">
            <text:p>2021-05-25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4-10-08" calcext:value-type="date">
            <text:p>2024-10-08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8-11-28" calcext:value-type="date">
            <text:p>2018-11-28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7-10-12" calcext:value-type="date">
            <text:p>2017-10-1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21-08-31" calcext:value-type="date">
            <text:p>2021-08-31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_Sem</text:p>
          </table:table-cell>
          <table:table-cell office:value-type="date" office:date-value="2018-05-22" calcext:value-type="date">
            <text:p>2018-05-2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0:24:15.273757977</meta:creation-date>
    <dc:date>2025-04-24T10:29:23.068814408</dc:date>
    <meta:editing-duration>PT5M8S</meta:editing-duration>
    <meta:editing-cycles>1</meta:editing-cycles>
    <meta:document-statistic meta:table-count="1" meta:cell-count="195" meta:object-count="0"/>
    <meta:generator>LibreOffice/24.8.6.2$Linux_X86_64 LibreOffice_project/480$Build-2</meta:generator>
  </office:meta>
</office:document-meta>
</file>